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Medium" svg:font-family="SFMono-Medium, 'SF Mono', 'Segoe UI Mono', 'Roboto Mono', 'Ubuntu Mono', Menlo, monospace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6.193cm" table:align="left"/>
    </style:style>
    <style:style style:name="Table4.A" style:family="table-column">
      <style:table-column-properties style:column-width="3.316cm"/>
    </style:style>
    <style:style style:name="Table4.B" style:family="table-column">
      <style:table-column-properties style:column-width="3.978cm"/>
    </style:style>
    <style:style style:name="Table4.C" style:family="table-column">
      <style:table-column-properties style:column-width="8.89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2.488cm" table:align="left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3.801cm"/>
    </style:style>
    <style:style style:name="Table13.C" style:family="table-column">
      <style:table-column-properties style:column-width="5.19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193cm" table:align="left"/>
    </style:style>
    <style:style style:name="Table1.A" style:family="table-column">
      <style:table-column-properties style:column-width="3.316cm"/>
    </style:style>
    <style:style style:name="Table1.B" style:family="table-column">
      <style:table-column-properties style:column-width="3.978cm"/>
    </style:style>
    <style:style style:name="Table1.C" style:family="table-column">
      <style:table-column-properties style:column-width="8.8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488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801cm"/>
    </style:style>
    <style:style style:name="Table2.C" style:family="table-column">
      <style:table-column-properties style:column-width="5.1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193cm" table:align="left"/>
    </style:style>
    <style:style style:name="Table3.A" style:family="table-column">
      <style:table-column-properties style:column-width="3.316cm"/>
    </style:style>
    <style:style style:name="Table3.B" style:family="table-column">
      <style:table-column-properties style:column-width="3.978cm"/>
    </style:style>
    <style:style style:name="Table3.C" style:family="table-column">
      <style:table-column-properties style:column-width="8.8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488cm" table:align="left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801cm"/>
    </style:style>
    <style:style style:name="Table5.C" style:family="table-column">
      <style:table-column-properties style:column-width="5.19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b12" officeooo:paragraph-rsid="00077b12"/>
    </style:style>
    <style:style style:name="P2" style:family="paragraph" style:parent-style-name="Standard">
      <style:text-properties officeooo:rsid="00077b12" officeooo:paragraph-rsid="0019d5c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077b1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77b12" officeooo:paragraph-rsid="008c501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fo:font-weight="bold" officeooo:rsid="00e232f8" officeooo:paragraph-rsid="00e232f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077b12" officeooo:paragraph-rsid="00077b1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2406e7" officeooo:paragraph-rsid="00949b61" style:font-weight-asian="normal" style:font-weight-complex="normal"/>
    </style:style>
    <style:style style:name="P8" style:family="paragraph" style:parent-style-name="Standard">
      <style:text-properties fo:font-weight="normal" officeooo:rsid="002406e7" officeooo:paragraph-rsid="002c7f39" style:font-weight-asian="normal" style:font-weight-complex="normal"/>
    </style:style>
    <style:style style:name="P9" style:family="paragraph" style:parent-style-name="Standard">
      <style:text-properties fo:font-weight="normal" officeooo:rsid="002406e7" officeooo:paragraph-rsid="01a8e086" style:font-weight-asian="normal" style:font-weight-complex="normal"/>
    </style:style>
    <style:style style:name="P10" style:family="paragraph" style:parent-style-name="Standard">
      <style:text-properties fo:font-weight="normal" officeooo:rsid="00077b12" officeooo:paragraph-rsid="019bed38" style:font-weight-asian="normal" style:font-weight-complex="normal"/>
    </style:style>
    <style:style style:name="P11" style:family="paragraph" style:parent-style-name="Standard">
      <style:text-properties fo:font-weight="normal" officeooo:rsid="00077b12" officeooo:paragraph-rsid="019e594d" style:font-weight-asian="normal" style:font-weight-complex="normal"/>
    </style:style>
    <style:style style:name="P12" style:family="paragraph" style:parent-style-name="Standard">
      <style:text-properties fo:font-weight="normal" officeooo:rsid="00077b12" officeooo:paragraph-rsid="00132573" style:font-weight-asian="normal" style:font-weight-complex="normal"/>
    </style:style>
    <style:style style:name="P13" style:family="paragraph" style:parent-style-name="Standard">
      <style:text-properties fo:font-weight="normal" officeooo:rsid="019c67d1" officeooo:paragraph-rsid="019c67d1" style:font-weight-asian="normal" style:font-weight-complex="normal"/>
    </style:style>
    <style:style style:name="P14" style:family="paragraph" style:parent-style-name="Standard">
      <style:text-properties fo:font-weight="normal" officeooo:rsid="01a2729b" officeooo:paragraph-rsid="01a2729b" style:font-weight-asian="normal" style:font-weight-complex="normal"/>
    </style:style>
    <style:style style:name="P15" style:family="paragraph" style:parent-style-name="Standard">
      <style:text-properties fo:font-weight="normal" officeooo:rsid="01a32a55" officeooo:paragraph-rsid="01a32a55" style:font-weight-asian="normal" style:font-weight-complex="normal"/>
    </style:style>
    <style:style style:name="P16" style:family="paragraph" style:parent-style-name="Standard">
      <style:text-properties fo:font-weight="normal" officeooo:rsid="01a399be" officeooo:paragraph-rsid="01a399be" style:font-weight-asian="normal" style:font-weight-complex="normal"/>
    </style:style>
    <style:style style:name="P17" style:family="paragraph" style:parent-style-name="Standard">
      <style:text-properties fo:font-weight="normal" officeooo:rsid="01a741d9" officeooo:paragraph-rsid="01a741d9" style:font-weight-asian="normal" style:font-weight-complex="normal"/>
    </style:style>
    <style:style style:name="P18" style:family="paragraph" style:parent-style-name="Standard">
      <style:text-properties fo:font-weight="normal" officeooo:rsid="01a7d79c" officeooo:paragraph-rsid="01a7d79c" style:font-weight-asian="normal" style:font-weight-complex="normal"/>
    </style:style>
    <style:style style:name="P19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20" style:family="paragraph" style:parent-style-name="Standard">
      <style:text-properties fo:font-weight="normal" officeooo:rsid="01ee9d91" officeooo:paragraph-rsid="01ee9d91" style:font-weight-asian="normal" style:font-weight-complex="normal"/>
    </style:style>
    <style:style style:name="P21" style:family="paragraph" style:parent-style-name="Standard">
      <style:text-properties fo:font-style="italic" officeooo:rsid="001e4bb8" officeooo:paragraph-rsid="00132573" style:font-style-asian="italic" style:font-style-complex="italic"/>
    </style:style>
    <style:style style:name="P22" style:family="paragraph" style:parent-style-name="Standard">
      <style:text-properties fo:font-style="italic" officeooo:rsid="00077b12" officeooo:paragraph-rsid="0188d1e9" style:font-style-asian="italic" style:font-style-complex="italic"/>
    </style:style>
    <style:style style:name="P23" style:family="paragraph" style:parent-style-name="Standard">
      <style:text-properties fo:font-style="italic" officeooo:rsid="00077b12" officeooo:paragraph-rsid="00077b12" style:font-style-asian="italic" style:font-style-complex="italic"/>
    </style:style>
    <style:style style:name="P24" style:family="paragraph" style:parent-style-name="Standard">
      <style:text-properties fo:font-style="italic" officeooo:rsid="01a2729b" officeooo:paragraph-rsid="01a2729b" style:font-style-asian="italic" style:font-style-complex="italic"/>
    </style:style>
    <style:style style:name="P25" style:family="paragraph" style:parent-style-name="Standard">
      <style:text-properties fo:font-style="italic" officeooo:rsid="002c7f39" officeooo:paragraph-rsid="002c7f39" style:font-style-asian="italic" style:font-style-complex="italic"/>
    </style:style>
    <style:style style:name="P26" style:family="paragraph" style:parent-style-name="Standard">
      <style:text-properties fo:font-style="italic" fo:font-weight="normal" officeooo:rsid="01a2729b" officeooo:paragraph-rsid="01a2729b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19faf69" officeooo:paragraph-rsid="019faf69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1a7d79c" officeooo:paragraph-rsid="01a7d79c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bc27c" officeooo:paragraph-rsid="000bc27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90595f" officeooo:paragraph-rsid="0092895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tyle="normal" fo:font-weight="bold" officeooo:rsid="00507deb" officeooo:paragraph-rsid="00507de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775fa9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tyle="normal" fo:font-weight="bold" officeooo:rsid="009367cb" officeooo:paragraph-rsid="01f1c956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normal" officeooo:rsid="002c7f39" officeooo:paragraph-rsid="01a2729b" style:font-style-asian="normal" style:font-style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77b12" officeooo:paragraph-rsid="00077b12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088b240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88b240" officeooo:paragraph-rsid="0194385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15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197d15e" officeooo:paragraph-rsid="0197dfbd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775fa9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ff3333" style:font-name="Times New Roman" fo:font-size="16pt" fo:letter-spacing="normal" fo:font-style="italic" fo:font-weight="normal" officeooo:rsid="0089d3c2" officeooo:paragraph-rsid="01f1c956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ff3333" style:font-name="Times New Roman" fo:font-size="12pt" fo:letter-spacing="normal" fo:font-style="normal" fo:font-weight="normal" officeooo:rsid="0199e067" officeooo:paragraph-rsid="0199e067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aca63" officeooo:paragraph-rsid="004f98e9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a42d8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053f8b1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3f8b1" officeooo:paragraph-rsid="01be6c28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4e6e3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05b1429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6e80f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e6e3" officeooo:paragraph-rsid="01ba2343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2347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8a4a4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6aebaf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682347" officeooo:paragraph-rsid="01be6c28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1394b40" officeooo:paragraph-rsid="01682347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04f98e9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67a2b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e6c28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bfba22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f98e9" officeooo:paragraph-rsid="01ad3fde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dabc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be6c28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3e1364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c44fa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c8e4ff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1fd1d1" officeooo:paragraph-rsid="01f1c956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054e6e3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4e6e3" officeooo:paragraph-rsid="01bfba2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054e6e3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ad84a5" officeooo:paragraph-rsid="01bfba22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48d871" officeooo:paragraph-rsid="01775fa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afa3d7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fa3d7" officeooo:paragraph-rsid="01be6c28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1bf4c" officeooo:paragraph-rsid="01c1bf4c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color="#000000" fo:font-size="12pt" fo:font-style="normal" fo:font-weight="normal" officeooo:rsid="0104c8be" officeooo:paragraph-rsid="01c57727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color="#000000" fo:font-size="12pt" fo:font-style="normal" fo:font-weight="normal" officeooo:rsid="0104c8be" officeooo:paragraph-rsid="01f1c956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a41ee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a41ee" officeooo:paragraph-rsid="01cc44fa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3e1364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3e1364" officeooo:paragraph-rsid="01cc44fa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126a7" officeooo:paragraph-rsid="01e126a7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e71851" officeooo:paragraph-rsid="01e71851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color="#000000" fo:font-size="12pt" fo:font-style="normal" fo:font-weight="normal" officeooo:rsid="015f6431" officeooo:paragraph-rsid="002c7f39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1acf888" officeooo:paragraph-rsid="004f98e9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000000" fo:font-style="normal" fo:font-weight="normal" officeooo:rsid="00507deb" officeooo:paragraph-rsid="00e232f8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edf1ff" officeooo:paragraph-rsid="00edf1ff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0f0346d" officeooo:paragraph-rsid="00f0f40b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3e1364" officeooo:paragraph-rsid="013e1364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000000" fo:font-size="16pt" fo:font-style="normal" fo:font-weight="bold" officeooo:rsid="01cb6e94" officeooo:paragraph-rsid="01cb6e94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color="#000000" fo:font-size="10pt" fo:font-style="normal" fo:font-weight="normal" officeooo:rsid="0104c38a" officeooo:paragraph-rsid="01c57727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color="#000000" fo:font-size="10pt" fo:font-style="normal" fo:font-weight="normal" officeooo:rsid="0104c38a" officeooo:paragraph-rsid="01f1c956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fo:font-size="10pt" fo:font-style="normal" fo:font-weight="normal" officeooo:rsid="0105a571" officeooo:paragraph-rsid="01c70b94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color="#000000" fo:font-size="10pt" fo:font-style="normal" fo:font-weight="normal" officeooo:rsid="0105a571" officeooo:paragraph-rsid="01f1c956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ff3333" fo:font-size="12pt" fo:font-style="italic" fo:font-weight="normal" officeooo:rsid="01acf888" officeooo:paragraph-rsid="01acf888" style:font-style-asian="italic" style:font-weight-asian="normal" style:font-style-complex="italic" style:font-weight-complex="normal"/>
    </style:style>
    <style:style style:name="P100" style:family="paragraph" style:parent-style-name="Table_20_Contents">
      <style:text-properties fo:color="#000000" fo:font-style="normal" fo:font-weight="normal" officeooo:rsid="003aca63" officeooo:paragraph-rsid="003e593e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color="#000000" fo:font-style="normal" fo:font-weight="normal" officeooo:rsid="00eed0d3" officeooo:paragraph-rsid="00eed0d3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color="#000000" fo:font-style="normal" fo:font-weight="normal" officeooo:rsid="00eed0d3" officeooo:paragraph-rsid="00f0346d" style:font-style-asian="normal" style:font-weight-asian="normal" style:font-style-complex="normal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0cb2246" officeooo:paragraph-rsid="0202fdcc" style:font-style-asian="normal" style:font-weight-asian="bold" style:font-style-complex="normal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color="#000000" fo:font-size="16pt" fo:font-style="normal" fo:font-weight="bold" officeooo:rsid="020462e3" officeooo:paragraph-rsid="020462e3" style:font-style-asian="normal" style:font-weight-asian="bold" style:font-style-complex="normal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cb2246" officeooo:paragraph-rsid="0202fdcc" style:font-style-asian="normal" style:font-weight-asian="normal" style:font-style-complex="normal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058625e" officeooo:paragraph-rsid="0058625e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058625e" officeooo:paragraph-rsid="01683365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058625e" officeooo:paragraph-rsid="01b6e80f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058625e" officeooo:paragraph-rsid="01be6c28"/>
    </style:style>
    <style:style style:name="P110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058625e"/>
    </style:style>
    <style:style style:name="P111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68a4a4"/>
    </style:style>
    <style:style style:name="P112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6e80f"/>
    </style:style>
    <style:style style:name="P113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a2343"/>
    </style:style>
    <style:style style:name="P114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8625e" officeooo:paragraph-rsid="01be6c28"/>
    </style:style>
    <style:style style:name="P115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affa41"/>
    </style:style>
    <style:style style:name="P116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b6e80f"/>
    </style:style>
    <style:style style:name="P117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affa41" officeooo:paragraph-rsid="01be6c28"/>
    </style:style>
    <style:style style:name="P118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2fcba"/>
    </style:style>
    <style:style style:name="P119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a2343"/>
    </style:style>
    <style:style style:name="P120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1b2fcba" officeooo:paragraph-rsid="01be6c28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0e53ba1" officeooo:paragraph-rsid="00e53ba1"/>
    </style:style>
    <style:style style:name="P122" style:family="paragraph" style:parent-style-name="Table_20_Contents">
      <style:paragraph-properties fo:text-align="start" style:justify-single-word="false"/>
      <style:text-properties fo:font-size="12pt" officeooo:rsid="00e53ba1" officeooo:paragraph-rsid="01b6e80f"/>
    </style:style>
    <style:style style:name="P123" style:family="paragraph" style:parent-style-name="Table_20_Contents">
      <style:paragraph-properties fo:text-align="start" style:justify-single-word="false"/>
      <style:text-properties fo:font-size="12pt" officeooo:rsid="00e53ba1" officeooo:paragraph-rsid="01be6c28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168a4a4" officeooo:paragraph-rsid="0168a4a4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168a4a4" officeooo:paragraph-rsid="01be6c28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169fef3" officeooo:paragraph-rsid="0169fef3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169fef3" officeooo:paragraph-rsid="01ba2343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169fef3" officeooo:paragraph-rsid="01be6c28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1913234" officeooo:paragraph-rsid="01913234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1913234" officeooo:paragraph-rsid="01ba2343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1913234" officeooo:paragraph-rsid="01be6c28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1afa3d7" officeooo:paragraph-rsid="01afa3d7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1afa3d7" officeooo:paragraph-rsid="01be6c28"/>
    </style:style>
    <style:style style:name="P134" style:family="paragraph" style:parent-style-name="Table_20_Contents">
      <style:paragraph-properties fo:text-align="start" style:justify-single-word="false"/>
      <style:text-properties fo:font-size="12pt" officeooo:rsid="01b14d0c" officeooo:paragraph-rsid="01b14d0c"/>
    </style:style>
    <style:style style:name="P135" style:family="paragraph" style:parent-style-name="Table_20_Contents">
      <style:paragraph-properties fo:text-align="start" style:justify-single-word="false"/>
      <style:text-properties fo:font-size="12pt" officeooo:rsid="01b14d0c" officeooo:paragraph-rsid="01b6e80f"/>
    </style:style>
    <style:style style:name="P136" style:family="paragraph" style:parent-style-name="Table_20_Contents">
      <style:paragraph-properties fo:text-align="start" style:justify-single-word="false"/>
      <style:text-properties fo:font-size="12pt" officeooo:rsid="01b14d0c" officeooo:paragraph-rsid="01be6c28"/>
    </style:style>
    <style:style style:name="P137" style:family="paragraph" style:parent-style-name="Table_20_Contents">
      <style:paragraph-properties fo:text-align="start" style:justify-single-word="false"/>
      <style:text-properties fo:font-size="12pt" officeooo:rsid="01b2fcba" officeooo:paragraph-rsid="01b2fcba"/>
    </style:style>
    <style:style style:name="P138" style:family="paragraph" style:parent-style-name="Table_20_Contents">
      <style:paragraph-properties fo:text-align="start" style:justify-single-word="false"/>
      <style:text-properties fo:font-size="12pt" officeooo:rsid="01b2fcba" officeooo:paragraph-rsid="01ba2343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1b3b9dd" officeooo:paragraph-rsid="01b3b9dd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1b3b9dd" officeooo:paragraph-rsid="01ba2343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1b3b9dd" officeooo:paragraph-rsid="01be6c28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1bb14a1" officeooo:paragraph-rsid="01bb14a1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1c1bf4c" officeooo:paragraph-rsid="01c1bf4c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1c316a6" officeooo:paragraph-rsid="01c316a6"/>
    </style:style>
    <style:style style:name="P145" style:family="paragraph" style:parent-style-name="Table_20_Contents">
      <style:text-properties fo:color="#ff6600" fo:font-style="normal" fo:font-weight="normal" officeooo:rsid="016440c7" officeooo:paragraph-rsid="018ede9f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ff6600" fo:font-style="normal" fo:font-weight="normal" officeooo:rsid="00eed0d3" officeooo:paragraph-rsid="016313f6" style:font-style-asian="normal" style:font-weight-asian="normal" style:font-style-complex="normal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fo:color="#000000" fo:font-size="12pt" fo:font-style="normal" fo:font-weight="normal" officeooo:rsid="00e4795f" officeooo:paragraph-rsid="0202fdcc" style:font-style-asian="normal" style:font-weight-asian="normal" style:font-style-complex="normal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cfdecb" officeooo:paragraph-rsid="01cfdecb" style:font-style-asian="normal" style:font-weight-asian="normal" style:font-style-complex="normal" style:font-weight-complex="normal"/>
    </style:style>
    <style:style style:name="P149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a899d" officeooo:paragraph-rsid="01da899d" style:font-style-asian="normal" style:font-weight-asian="normal" style:font-style-complex="normal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304bd" officeooo:paragraph-rsid="01d304bd" style:font-style-asian="normal" style:font-weight-asian="normal" style:font-style-complex="normal" style:font-weight-complex="normal"/>
    </style:style>
    <style:style style:name="P151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1d4bb3b" officeooo:paragraph-rsid="01d4bb3b" style:font-style-asian="normal" style:font-weight-asian="normal" style:font-style-complex="normal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a9fd8" officeooo:paragraph-rsid="01da9fd8" style:font-style-asian="normal" style:font-weight-asian="normal" style:font-style-complex="normal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cf9c4" officeooo:paragraph-rsid="01dcf9c4" style:font-style-asian="normal" style:font-weight-asian="normal" style:font-style-complex="normal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31b38" officeooo:paragraph-rsid="01e31b38" style:font-style-asian="normal" style:font-weight-asian="normal" style:font-style-complex="normal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4b0b" officeooo:paragraph-rsid="01de4b0b" style:font-style-asian="normal" style:font-weight-asian="normal" style:font-style-complex="normal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8217" officeooo:paragraph-rsid="01de8217" style:font-style-asian="normal" style:font-weight-asian="normal" style:font-style-complex="normal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9efb" officeooo:paragraph-rsid="01e126a7" style:font-style-asian="normal" style:font-weight-asian="normal" style:font-style-complex="normal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dee7ad" officeooo:paragraph-rsid="01e126a7" style:font-style-asian="normal" style:font-weight-asian="normal" style:font-style-complex="normal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126a7" style:font-style-asian="normal" style:font-weight-asian="normal" style:font-style-complex="normal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e9b82b" style:font-style-asian="normal" style:font-weight-asian="normal" style:font-style-complex="normal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03066" officeooo:paragraph-rsid="01de9efb" style:font-style-asian="normal" style:font-weight-asian="normal" style:font-style-complex="normal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71851" style:font-style-asian="normal" style:font-weight-asian="normal" style:font-style-complex="normal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b842" officeooo:paragraph-rsid="01e9b82b" style:font-style-asian="normal" style:font-weight-asian="normal" style:font-style-complex="normal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4ee8f" officeooo:paragraph-rsid="01e71851" style:font-style-asian="normal" style:font-weight-asian="normal" style:font-style-complex="normal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fo:color="#000000" fo:font-size="12pt" fo:font-style="normal" fo:font-weight="normal" officeooo:rsid="01e88590" officeooo:paragraph-rsid="01e88590" style:font-style-asian="normal" style:font-weight-asian="normal" style:font-style-complex="normal" style:font-weight-complex="normal"/>
    </style:style>
    <style:style style:name="P166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dda5b" officeooo:paragraph-rsid="01cdda5b" style:font-style-asian="normal" style:font-weight-asian="normal" style:font-style-complex="normal" style:font-weight-complex="normal"/>
    </style:style>
    <style:style style:name="P167" style:family="paragraph" style:parent-style-name="Standard" style:list-style-name="L3">
      <style:paragraph-properties fo:text-align="start" style:justify-single-word="false"/>
      <style:text-properties fo:color="#000000" fo:font-size="12pt" fo:font-style="normal" fo:font-weight="normal" officeooo:rsid="01cf32d1" officeooo:paragraph-rsid="01cf32d1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weight="normal" officeooo:rsid="01a8e086" officeooo:paragraph-rsid="01a8e086" style:font-weight-asian="normal" style:font-weight-complex="normal"/>
    </style:style>
    <style:style style:name="P169" style:family="paragraph" style:parent-style-name="Standard">
      <style:text-properties fo:font-weight="normal" officeooo:rsid="0205936e" officeooo:paragraph-rsid="0205936e" style:font-weight-asian="normal" style:font-weight-complex="normal"/>
    </style:style>
    <style:style style:name="P170" style:family="paragraph" style:parent-style-name="Standard">
      <style:text-properties fo:font-weight="normal" officeooo:rsid="02062132" officeooo:paragraph-rsid="02062132" style:font-weight-asian="normal" style:font-weight-complex="normal"/>
    </style:style>
    <style:style style:name="P171" style:family="paragraph" style:parent-style-name="Standard">
      <style:text-properties fo:font-weight="normal" officeooo:rsid="0206cdc0" officeooo:paragraph-rsid="0206cdc0" style:font-weight-asian="normal" style:font-weight-complex="normal"/>
    </style:style>
    <style:style style:name="P172" style:family="paragraph" style:parent-style-name="Standard">
      <style:text-properties fo:font-weight="normal" officeooo:rsid="02087d55" officeooo:paragraph-rsid="02087d55" style:font-weight-asian="normal" style:font-weight-complex="normal"/>
    </style:style>
    <style:style style:name="P173" style:family="paragraph" style:parent-style-name="Standard">
      <style:text-properties fo:font-weight="normal" officeooo:rsid="020b6836" officeooo:paragraph-rsid="020b6836" style:font-weight-asian="normal" style:font-weight-complex="normal"/>
    </style:style>
    <style:style style:name="P174" style:family="paragraph" style:parent-style-name="Standard">
      <style:text-properties fo:font-weight="normal" officeooo:rsid="01a2729b" officeooo:paragraph-rsid="020b6836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7d3535" style:font-style-asian="italic" style:font-style-complex="italic"/>
    </style:style>
    <style:style style:name="T3" style:family="text">
      <style:text-properties fo:font-style="italic" officeooo:rsid="01ad3fde" style:font-style-asian="italic" style:font-style-complex="italic"/>
    </style:style>
    <style:style style:name="T4" style:family="text">
      <style:text-properties fo:font-style="italic" officeooo:rsid="01adfada" style:font-style-asian="italic" style:font-style-complex="italic"/>
    </style:style>
    <style:style style:name="T5" style:family="text">
      <style:text-properties fo:font-style="italic" officeooo:rsid="01b67a2b" style:font-style-asian="italic" style:font-style-complex="italic"/>
    </style:style>
    <style:style style:name="T6" style:family="text">
      <style:text-properties fo:font-style="italic" officeooo:rsid="01c8e4ff" style:font-style-asian="italic" style:font-style-complex="italic"/>
    </style:style>
    <style:style style:name="T7" style:family="text">
      <style:text-properties fo:font-style="italic" officeooo:rsid="01de8217" style:font-style-asian="italic" style:font-style-complex="italic"/>
    </style:style>
    <style:style style:name="T8" style:family="text">
      <style:text-properties fo:font-style="italic" officeooo:rsid="01e4b842" style:font-style-asian="italic" style:font-style-complex="italic"/>
    </style:style>
    <style:style style:name="T9" style:family="text">
      <style:text-properties officeooo:rsid="000ccf89"/>
    </style:style>
    <style:style style:name="T10" style:family="text">
      <style:text-properties officeooo:rsid="00127db2"/>
    </style:style>
    <style:style style:name="T11" style:family="text">
      <style:text-properties officeooo:rsid="00132573"/>
    </style:style>
    <style:style style:name="T12" style:family="text">
      <style:text-properties officeooo:rsid="001e4bb8"/>
    </style:style>
    <style:style style:name="T13" style:family="text">
      <style:text-properties fo:font-size="16pt"/>
    </style:style>
    <style:style style:name="T14" style:family="text">
      <style:text-properties fo:font-size="16pt" officeooo:rsid="002b81db"/>
    </style:style>
    <style:style style:name="T15" style:family="text">
      <style:text-properties fo:font-size="16pt" officeooo:rsid="01f06a63"/>
    </style:style>
    <style:style style:name="T16" style:family="text">
      <style:text-properties fo:font-size="16pt" officeooo:rsid="01f1c956"/>
    </style:style>
    <style:style style:name="T17" style:family="text">
      <style:text-properties fo:color="#000000"/>
    </style:style>
    <style:style style:name="T18" style:family="text">
      <style:text-properties fo:color="#000000" fo:font-size="16pt"/>
    </style:style>
    <style:style style:name="T19" style:family="text">
      <style:text-properties fo:color="#000000" fo:font-size="16pt" officeooo:rsid="003aca63"/>
    </style:style>
    <style:style style:name="T20" style:family="text">
      <style:text-properties fo:color="#000000" fo:font-size="16pt" officeooo:rsid="00526433"/>
    </style:style>
    <style:style style:name="T21" style:family="text">
      <style:text-properties fo:color="#000000" fo:font-size="16pt" officeooo:rsid="01fda9b2"/>
    </style:style>
    <style:style style:name="T22" style:family="text">
      <style:text-properties fo:color="#000000" officeooo:rsid="003aca63"/>
    </style:style>
    <style:style style:name="T23" style:family="text">
      <style:text-properties fo:color="#000000" officeooo:rsid="01acf888"/>
    </style:style>
    <style:style style:name="T24" style:family="text">
      <style:text-properties fo:color="#000000" fo:font-style="italic" officeooo:rsid="01ad3fde" style:font-style-asian="italic" style:font-style-complex="italic"/>
    </style:style>
    <style:style style:name="T25" style:family="text">
      <style:text-properties fo:color="#000000" fo:font-style="italic" officeooo:rsid="01adfada" style:font-style-asian="italic" style:font-style-complex="italic"/>
    </style:style>
    <style:style style:name="T26" style:family="text">
      <style:text-properties fo:font-size="12pt"/>
    </style:style>
    <style:style style:name="T27" style:family="text">
      <style:text-properties fo:font-size="12pt" officeooo:rsid="00cb2246"/>
    </style:style>
    <style:style style:name="T28" style:family="text">
      <style:text-properties fo:font-size="12pt" officeooo:rsid="01074f16"/>
    </style:style>
    <style:style style:name="T29" style:family="text">
      <style:text-properties fo:font-size="12pt" officeooo:rsid="01c57727"/>
    </style:style>
    <style:style style:name="T30" style:family="text">
      <style:text-properties fo:font-size="12pt" officeooo:rsid="01c70b94"/>
    </style:style>
    <style:style style:name="T31" style:family="text">
      <style:text-properties fo:font-size="12pt" officeooo:rsid="01f578ee"/>
    </style:style>
    <style:style style:name="T32" style:family="text">
      <style:text-properties fo:font-size="12pt" fo:font-weight="normal" style:font-weight-asian="normal" style:font-weight-complex="normal"/>
    </style:style>
    <style:style style:name="T33" style:family="text">
      <style:text-properties fo:font-size="12pt" fo:font-weight="normal" officeooo:rsid="00e4795f" style:font-weight-asian="normal" style:font-weight-complex="normal"/>
    </style:style>
    <style:style style:name="T34" style:family="text">
      <style:text-properties fo:font-size="12pt" fo:font-weight="normal" officeooo:rsid="00e2dc2a" style:font-weight-asian="normal" style:font-weight-complex="normal"/>
    </style:style>
    <style:style style:name="T35" style:family="text">
      <style:text-properties officeooo:rsid="00e53ba1"/>
    </style:style>
    <style:style style:name="T36" style:family="text">
      <style:text-properties officeooo:rsid="00e8f22e"/>
    </style:style>
    <style:style style:name="T37" style:family="text">
      <style:text-properties officeooo:rsid="0151afd4"/>
    </style:style>
    <style:style style:name="T38" style:family="text">
      <style:text-properties officeooo:rsid="01531f7f"/>
    </style:style>
    <style:style style:name="T39" style:family="text">
      <style:text-properties officeooo:rsid="016313f6"/>
    </style:style>
    <style:style style:name="T40" style:family="text">
      <style:text-properties officeooo:rsid="00eed0d3"/>
    </style:style>
    <style:style style:name="T41" style:family="text">
      <style:text-properties officeooo:rsid="0194385f"/>
    </style:style>
    <style:style style:name="T42" style:family="text">
      <style:text-properties officeooo:rsid="019663c4"/>
    </style:style>
    <style:style style:name="T43" style:family="text">
      <style:text-properties officeooo:rsid="0196cf31"/>
    </style:style>
    <style:style style:name="T44" style:family="text">
      <style:text-properties officeooo:rsid="0197dfbd"/>
    </style:style>
    <style:style style:name="T45" style:family="text">
      <style:text-properties officeooo:rsid="019abe33"/>
    </style:style>
    <style:style style:name="T46" style:family="text">
      <style:text-properties officeooo:rsid="019bed38"/>
    </style:style>
    <style:style style:name="T47" style:family="text">
      <style:text-properties officeooo:rsid="019e594d"/>
    </style:style>
    <style:style style:name="T48" style:family="text">
      <style:text-properties officeooo:rsid="01a5930d"/>
    </style:style>
    <style:style style:name="T49" style:family="text">
      <style:text-properties officeooo:rsid="01aac3ae"/>
    </style:style>
    <style:style style:name="T50" style:family="text">
      <style:text-properties officeooo:rsid="01ba2343"/>
    </style:style>
    <style:style style:name="T51" style:family="text">
      <style:text-properties officeooo:rsid="01bfba22"/>
    </style:style>
    <style:style style:name="T52" style:family="text">
      <style:text-properties officeooo:rsid="01c17582"/>
    </style:style>
    <style:style style:name="T53" style:family="text">
      <style:text-properties officeooo:rsid="01c1bf4c"/>
    </style:style>
    <style:style style:name="T54" style:family="text">
      <style:text-properties officeooo:rsid="01c57727"/>
    </style:style>
    <style:style style:name="T55" style:family="text">
      <style:text-properties officeooo:rsid="01c8e4ff"/>
    </style:style>
    <style:style style:name="T56" style:family="text">
      <style:text-properties officeooo:rsid="01c950b4"/>
    </style:style>
    <style:style style:name="T57" style:family="text">
      <style:text-properties officeooo:rsid="01cc44fa"/>
    </style:style>
    <style:style style:name="T58" style:family="text">
      <style:text-properties officeooo:rsid="01cf32d1"/>
    </style:style>
    <style:style style:name="T59" style:family="text">
      <style:text-properties officeooo:rsid="01d159c9"/>
    </style:style>
    <style:style style:name="T60" style:family="text">
      <style:text-properties officeooo:rsid="01de180c"/>
    </style:style>
    <style:style style:name="T61" style:family="text">
      <style:text-properties officeooo:rsid="01dee7ad"/>
    </style:style>
    <style:style style:name="T62" style:family="text">
      <style:text-properties officeooo:rsid="01e03066"/>
    </style:style>
    <style:style style:name="T63" style:family="text">
      <style:text-properties officeooo:rsid="01e4b842"/>
    </style:style>
    <style:style style:name="T64" style:family="text">
      <style:text-properties officeooo:rsid="01e5666b"/>
    </style:style>
    <style:style style:name="T65" style:family="text">
      <style:text-properties officeooo:rsid="01f89e25"/>
    </style:style>
    <style:style style:name="T66" style:family="text">
      <style:text-properties officeooo:rsid="01f9cc42"/>
    </style:style>
    <style:style style:name="T67" style:family="text">
      <style:text-properties officeooo:rsid="02087d55"/>
    </style:style>
    <style:style style:name="T68" style:family="text">
      <style:text-properties officeooo:rsid="020d4de5"/>
    </style:style>
    <style:style style:name="T69" style:family="text">
      <style:text-properties officeooo:rsid="020dd5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7">Installation Details</text:p>
      <text:p text:style-name="P37"/>
      <text:p text:style-name="P38">The following dependencies needs to be installed to run the application. The operating system required is Ubuntu <text:span text:style-name="T37">16.04</text:span></text:p>
      <text:p text:style-name="P38"/>
      <text:p text:style-name="P39">1. Python <text:span text:style-name="T41">3.6.5</text:span></text:p>
      <text:p text:style-name="P38"><text:tab/>Python packages : </text:p>
      <text:p text:style-name="P41"><text:tab/><text:tab/>pip : 18.0</text:p>
      <text:p text:style-name="P41"><text:tab/><text:tab/><text:span text:style-name="T44">web3 : 4.6.0</text:span><text:tab/><text:tab/></text:p>
      <text:p text:style-name="P38"><text:tab/><text:tab/>requests : 2.1<text:span text:style-name="T37">9</text:span>.<text:span text:style-name="T37">1</text:span></text:p>
      <text:p text:style-name="P38"><text:tab/><text:tab/>redis : 2.10.<text:span text:style-name="T37">6</text:span></text:p>
      <text:p text:style-name="P38"><text:tab/><text:tab/><text:span text:style-name="T37">Django : 1.11</text:span></text:p>
      <text:p text:style-name="P38"><text:tab/><text:tab/>APScheduler : 3.5.<text:span text:style-name="T42">3</text:span></text:p>
      <text:p text:style-name="P38"><text:tab/><text:tab/><text:span text:style-name="T43">pymysql :</text:span> <text:span text:style-name="T43">0.9.2</text:span></text:p>
      <text:p text:style-name="P40"><text:tab/><text:tab/></text:p>
      <text:p text:style-name="P38"/>
      <text:p text:style-name="P38"><text:span text:style-name="T37">2. </text:span>MySQL : 5.7.<text:span text:style-name="T37">23</text:span></text:p>
      <text:p text:style-name="P38"><text:span text:style-name="T38">3</text:span>. Redis server : 3.<text:span text:style-name="T38">0</text:span>.<text:span text:style-name="T38">6</text:span></text:p>
      <text:p text:style-name="P44">4. Apache : ?</text:p>
      <text:p text:style-name="P38"/>
      <text:p text:style-name="P3"/>
      <text:p text:style-name="P4">Database Schema</text:p>
      <text:p text:style-name="P29"/>
      <text:p text:style-name="P30">Database Name: <text:span text:style-name="T45">eth_auxpay_py</text:span></text:p>
      <text:p text:style-name="P30"/>
      <text:p text:style-name="P29">SQL(MySQL) will be used as D<text:span text:style-name="T9">BMS</text:span>. <text:span text:style-name="T10">Following are the table schemas :</text:span></text:p>
      <text:p text:style-name="P1"/>
      <text:p text:style-name="P10">1. <text:span text:style-name="T46">erc_address_master</text:span><text:span text:style-name="T2"> </text:span>:</text:p>
      <text:p text:style-name="P10"/>
      <text:p text:style-name="P27">This Table stores the data for generated address</text:p>
      <text:p text:style-name="P10"/>
      <text:p text:style-name="P13">CREATE TABLE `erc_address_master` (</text:p>
      <text:p text:style-name="P13"><text:s text:c="2"/>`user_name` varchar(100) DEFAULT NULL,</text:p>
      <text:p text:style-name="P13"><text:s text:c="2"/>`address` varchar(500) DEFAULT NULL,</text:p>
      <text:p text:style-name="P13"><text:s text:c="2"/>`erc_token` varchar(100) DEFAULT NULL,</text:p>
      <text:p text:style-name="P13"><text:s text:c="2"/>`contract_address` varchar(500) DEFAULT NULL,</text:p>
      <text:p text:style-name="P13"><text:s text:c="2"/>`timestamp` datetime(6) DEFAULT NULL</text:p>
      <text:p text:style-name="P13"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11"><text:soft-page-break/><text:span text:style-name="T11">2</text:span>. <text:span text:style-name="T47">erc_transactions</text:span> :</text:p>
      <text:p text:style-name="P12"/>
      <text:p text:style-name="P26">This table stores the data for all the ERC Transactions</text:p>
      <text:p text:style-name="P14"/>
      <text:p text:style-name="P14">CREATE TABLE `erc_transactions` (</text:p>
      <text:p text:style-name="P14"><text:s text:c="2"/>`from_address` varchar(500) DEFAULT NULL,</text:p>
      <text:p text:style-name="P14"><text:s text:c="2"/>`to_address` varchar(500) DEFAULT NULL,</text:p>
      <text:p text:style-name="P14"><text:s text:c="2"/>`contract_address` varchar(500) DEFAULT NULL,</text:p>
      <text:p text:style-name="P14"><text:s text:c="2"/>`tx_hash` varchar(500) DEFAULT NULL,</text:p>
      <text:p text:style-name="P14"><text:s text:c="2"/>`bid_id` varchar(100) DEFAULT NULL,</text:p>
      <text:p text:style-name="P14"><text:s text:c="2"/>`confirmations` int(11) DEFAULT NULL,</text:p>
      <text:p text:style-name="P14"><text:s text:c="2"/>`block_number` int(11) DEFAULT NULL,</text:p>
      <text:p text:style-name="P14"><text:s text:c="2"/>`value` int(11) DEFAULT NULL,</text:p>
      <text:p text:style-name="P14"><text:s text:c="2"/>`flag` varchar(100) DEFAULT NULL,</text:p>
      <text:p text:style-name="P14"><text:s text:c="2"/>`sys_timestamp` datetime(6) DEFAULT NULL,</text:p>
      <text:p text:style-name="P14"><text:s text:c="2"/>UNIQUE KEY `tx_hash` (`tx_hash`)</text:p>
      <text:p text:style-name="P14">) </text:p>
      <text:p text:style-name="P2"><text:tab/></text:p>
      <text:p text:style-name="P21"/>
      <text:p text:style-name="P36"><text:span text:style-name="T12">3. server_logs</text:span> :</text:p>
      <text:p text:style-name="P25"/>
      <text:p text:style-name="P24">This table stores the data of all the requests that are coming to the server</text:p>
      <text:p text:style-name="P86"/>
      <text:p text:style-name="P20">CREATE TABLE `server_logs` (</text:p>
      <text:p text:style-name="P20"><text:s text:c="2"/>`requestID` int(11) NOT NULL AUTO_INCREMENT,</text:p>
      <text:p text:style-name="P20"><text:s text:c="2"/>`requestIP` varchar(100) DEFAULT NULL,</text:p>
      <text:p text:style-name="P20"><text:s text:c="2"/>`type` varchar(10) DEFAULT NULL,</text:p>
      <text:p text:style-name="P20"><text:s text:c="2"/>`url` varchar(500) DEFAULT NULL,</text:p>
      <text:p text:style-name="P20"><text:s text:c="2"/>`headers` varchar(500) DEFAULT NULL,</text:p>
      <text:p text:style-name="P20"><text:s text:c="2"/>`body` varchar(500) DEFAULT NULL,</text:p>
      <text:p text:style-name="P20"><text:s text:c="2"/>`response` varchar(500) DEFAULT NULL,</text:p>
      <text:p text:style-name="P20"><text:s text:c="2"/>`timestamp` datetime(6) DEFAULT NULL,</text:p>
      <text:p text:style-name="P20"><text:s text:c="2"/>PRIMARY KEY (`requestID`)</text:p>
      <text:p text:style-name="P20">)</text:p>
      <text:p text:style-name="P15"/>
      <text:p text:style-name="P16">4. notification_logs:</text:p>
      <text:p text:style-name="P16"/>
      <text:p text:style-name="P16">This table stores the log data for all the notification <text:span text:style-name="T48">sent to the users.</text:span></text:p>
      <text:p text:style-name="P16"/>
      <text:p text:style-name="P17">CREATE TABLE `notification_logs` (</text:p>
      <text:p text:style-name="P17"><text:s text:c="2"/>`id` int(11) NOT NULL AUTO_INCREMENT,</text:p>
      <text:p text:style-name="P17"><text:s text:c="2"/>`tx_hash` varchar(500) DEFAULT NULL,</text:p>
      <text:p text:style-name="P17"><text:s text:c="2"/>`notification_url` varchar(1000) DEFAULT NULL,</text:p>
      <text:p text:style-name="P17"><text:s text:c="2"/>`params` varchar(1000) DEFAULT NULL,</text:p>
      <text:p text:style-name="P17"><text:s text:c="2"/>`status` varchar(50) DEFAULT NULL,</text:p>
      <text:p text:style-name="P17"><text:s text:c="2"/>`timestamp` datetime(6) DEFAULT NULL,</text:p>
      <text:p text:style-name="P17"><text:s text:c="2"/>PRIMARY KEY (`id`)</text:p>
      <text:p text:style-name="P17">)</text:p>
      <text:p text:style-name="P17"/>
      <text:p text:style-name="P17"/>
      <text:p text:style-name="P8"/>
      <text:p text:style-name="P8"/>
      <text:p text:style-name="P8"><text:soft-page-break/></text:p>
      <text:p text:style-name="P8"/>
      <text:p text:style-name="P8"/>
      <text:p text:style-name="P18">5. error_logs :</text:p>
      <text:p text:style-name="P18"/>
      <text:p text:style-name="P28">This table stores the data for the error coming in the python scripts.</text:p>
      <text:p text:style-name="P28"/>
      <text:p text:style-name="P19">CREATE TABLE `error_logs` (</text:p>
      <text:p text:style-name="P19"><text:s text:c="2"/>`error_id` int(11) NOT NULL AUTO_INCREMENT,</text:p>
      <text:p text:style-name="P19"><text:s text:c="2"/>`category` varchar(100) DEFAULT NULL,</text:p>
      <text:p text:style-name="P19"><text:s text:c="2"/>`file_name` varchar(100) DEFAULT NULL,</text:p>
      <text:p text:style-name="P19"><text:s text:c="2"/>`error` varchar(1000) DEFAULT NULL,</text:p>
      <text:p text:style-name="P19"><text:s text:c="2"/>`meta` varchar(1000) DEFAULT NULL,</text:p>
      <text:p text:style-name="P19"><text:s text:c="2"/>`timestamp` datetime(6) DEFAULT NULL,</text:p>
      <text:p text:style-name="P19"><text:s text:c="2"/>PRIMARY KEY (`error_id`)</text:p>
      <text:p text:style-name="P19">)</text:p>
      <text:p text:style-name="P19"/>
      <text:p text:style-name="P169">6. user_master</text:p>
      <text:p text:style-name="P169"/>
      <text:p text:style-name="P169">This table stores the user Master data for validating Users</text:p>
      <text:p text:style-name="P169"/>
      <text:p text:style-name="P170">CREATE TABLE `user_master` (</text:p>
      <text:p text:style-name="P170"><text:s text:c="2"/>`user_name` varchar(100) NOT NULL,</text:p>
      <text:p text:style-name="P170"><text:s text:c="2"/>`token` varchar(500) DEFAULT NULL,</text:p>
      <text:p text:style-name="P170"><text:s text:c="2"/>`notification_url` varchar(1000) DEFAULT NULL,</text:p>
      <text:p text:style-name="P170"><text:s text:c="2"/>`app_key` varchar(500) DEFAULT NULL,</text:p>
      <text:p text:style-name="P170"><text:s text:c="2"/>`app_secret` varchar(500) DEFAULT NULL,</text:p>
      <text:p text:style-name="P170"><text:s text:c="2"/>PRIMARY KEY (`user_name`)</text:p>
      <text:p text:style-name="P170">)</text:p>
      <text:p text:style-name="P170"/>
      <text:p text:style-name="P171">7. <text:s/>address_master</text:p>
      <text:p text:style-name="P171"/>
      <text:p text:style-name="P171">This table stores etherum addresses <text:span text:style-name="T67">and encrypted private keys </text:span>of users</text:p>
      <text:p text:style-name="P171"/>
      <text:p text:style-name="P172">CREATE TABLE `address_master` (</text:p>
      <text:p text:style-name="P172"><text:s text:c="2"/>`user_name` varchar(100) DEFAULT NULL,</text:p>
      <text:p text:style-name="P172"><text:s text:c="2"/>`address` varchar(500) DEFAULT NULL,</text:p>
      <text:p text:style-name="P172"><text:s text:c="2"/>`private_key` varchar(500) DEFAULT NULL</text:p>
      <text:p text:style-name="P172">)</text:p>
      <text:p text:style-name="P172"/>
      <text:p text:style-name="P173">8. <text:span text:style-name="T68">eth_</text:span>transactions</text:p>
      <text:p text:style-name="P173"/>
      <text:p text:style-name="P173">This table stores the etherum transaction details</text:p>
      <text:p text:style-name="P173"/>
      <text:p text:style-name="P174">CREATE TABLE `e<text:span text:style-name="T69">th</text:span>_transactions` (</text:p>
      <text:p text:style-name="P174"><text:s text:c="2"/>`from_address` varchar(500) DEFAULT NULL,</text:p>
      <text:p text:style-name="P174"><text:s text:c="2"/>`to_address` varchar(500) DEFAULT NULL,</text:p>
      <text:p text:style-name="P174"><text:s text:c="2"/>`tx_hash` varchar(500) DEFAULT NULL,</text:p>
      <text:p text:style-name="P174"><text:s text:c="2"/>`bid_id` varchar(100) DEFAULT NULL,</text:p>
      <text:p text:style-name="P174"><text:s text:c="2"/>`confirmations` int(11) DEFAULT NULL,</text:p>
      <text:p text:style-name="P174"><text:s text:c="2"/>`block_number` int(11) DEFAULT NULL,</text:p>
      <text:p text:style-name="P174"><text:s text:c="2"/>`value` int(11) DEFAULT NULL,</text:p>
      <text:p text:style-name="P174"><text:soft-page-break/><text:s text:c="2"/>`flag` varchar(100) DEFAULT NULL,</text:p>
      <text:p text:style-name="P174"><text:s text:c="2"/>`sys_timestamp` datetime(6) DEFAULT NULL,</text:p>
      <text:p text:style-name="P174"><text:s text:c="2"/>UNIQUE KEY `tx_hash` (`tx_hash`)</text:p>
      <text:p text:style-name="P174">) </text:p>
      <text:p text:style-name="P169"/>
      <text:p text:style-name="P169"/>
      <text:p text:style-name="P19"/>
      <text:p text:style-name="P9"/>
      <text:p text:style-name="P7"/>
      <text:p text:style-name="P5"><text:span text:style-name="T49">Private Key</text:span> Encryption</text:p>
      <text:p text:style-name="P89"/>
      <text:p text:style-name="P94"><text:span text:style-name="T32">1. Take SHA256 o</text:span><text:span text:style-name="T34">f</text:span><text:span text:style-name="T32"> User token</text:span></text:p>
      <text:p text:style-name="P105">2. Take first 8 and last 8 characters of step 1</text:p>
      <text:p text:style-name="P105">3. Take sha256 of step 2</text:p>
      <text:p text:style-name="P105">4. Take 10-25 characters of step 3</text:p>
      <text:p text:style-name="P103"><text:span text:style-name="T32">5. </text:span><text:span text:style-name="T33">Take </text:span><text:span text:style-name="T32">AES Encryption of </text:span><text:span text:style-name="T33">secret with the key generated in step 4.</text:span></text:p>
      <text:p text:style-name="P147"/>
      <text:p text:style-name="P104"><text:span text:style-name="T33">* </text:span><text:span text:style-name="T32">Exact Indexes for step 2 and 4 are mentioned in Conf.ini file</text:span></text:p>
      <text:p text:style-name="P100"/>
      <text:p text:style-name="P90">Token</text:p>
      <text:p text:style-name="P101"/>
      <text:p text:style-name="P101">Token is generated by taking uuid4 hex from uuid lib of python.</text:p>
      <text:p text:style-name="P100"/>
      <text:p text:style-name="P91">App Key</text:p>
      <text:p text:style-name="P102"/>
      <text:p text:style-name="P145">Appkey <text:span text:style-name="T40">is generated by taking uuid4 hex from uuid lib of python.</text:span></text:p>
      <text:p text:style-name="P102"/>
      <text:p text:style-name="P102"/>
      <text:p text:style-name="P91">App Secret</text:p>
      <text:p text:style-name="P102"/>
      <text:p text:style-name="P146"><text:span text:style-name="T39">App Secret </text:span>is generated by taking uuid4 hex from uuid lib of python.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33"><text:span text:style-name="T19">E</text:span><text:span text:style-name="T18">nd User </text:span><text:span text:style-name="T20">Methods - </text:span><text:span text:style-name="T21">ERC</text:span></text:p>
      <text:p text:style-name="P45"/>
      <text:p text:style-name="P99"><text:soft-page-break/>Base URL : </text:p>
      <text:p text:style-name="P45"/>
      <text:p text:style-name="P31"><text:span text:style-name="T22">1. </text:span><text:span text:style-name="T23">Get Balance</text:span><text:span text:style-name="T17">s :</text:span></text:p>
      <text:p text:style-name="P62"><text:tab/></text:p>
      <text:p text:style-name="P32"><text:span text:style-name="T24">This method return the token balance </text:span><text:span text:style-name="T25">for the specified inputs.</text:span></text:p>
      <text:p text:style-name="P87"/>
      <text:p text:style-name="P87">BaseURL + /get_balance/</text:p>
      <text:p text:style-name="P58"/>
      <text:p text:style-name="P46">Inputs : </text:p>
      <text:p text:style-name="P46"><text:tab/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0">Fields</text:p>
          </table:table-cell>
          <table:table-cell table:style-name="Table4.A1" office:value-type="string">
            <text:p text:style-name="P115">Variable</text:p>
          </table:table-cell>
          <table:table-cell table:style-name="Table4.C1" office:value-type="string">
            <text:p text:style-name="P110">Comments</text:p>
          </table:table-cell>
        </table:table-row>
        <table:table-row>
          <table:table-cell table:style-name="Table4.A2" office:value-type="string">
            <text:p text:style-name="P121">User Name</text:p>
          </table:table-cell>
          <table:table-cell table:style-name="Table4.A2" office:value-type="string">
            <text:p text:style-name="P134">user_name</text:p>
          </table:table-cell>
          <table:table-cell table:style-name="Table4.C2" office:value-type="string">
            <text:p text:style-name="P107"><text:span text:style-name="T35">P</text:span>rovided at the time of registraion</text:p>
          </table:table-cell>
        </table:table-row>
        <table:table-row>
          <table:table-cell table:style-name="Table4.A2" office:value-type="string">
            <text:p text:style-name="P106">Token</text:p>
          </table:table-cell>
          <table:table-cell table:style-name="Table4.A2" office:value-type="string">
            <text:p text:style-name="P134">token</text:p>
          </table:table-cell>
          <table:table-cell table:style-name="Table4.C2" office:value-type="string">
            <text:p text:style-name="P106"><text:span text:style-name="T35">P</text:span>rovided at the time of registraion</text:p>
          </table:table-cell>
        </table:table-row>
        <table:table-row>
          <table:table-cell table:style-name="Table4.A2" office:value-type="string">
            <text:p text:style-name="P74">Address</text:p>
          </table:table-cell>
          <table:table-cell table:style-name="Table4.A2" office:value-type="string">
            <text:p text:style-name="P134">address</text:p>
          </table:table-cell>
          <table:table-cell table:style-name="Table4.C2" office:value-type="string">
            <text:p text:style-name="P132">User Address</text:p>
          </table:table-cell>
        </table:table-row>
        <table:table-row>
          <table:table-cell table:style-name="Table4.A2" office:value-type="string">
            <text:p text:style-name="P74">Contract Address</text:p>
          </table:table-cell>
          <table:table-cell table:style-name="Table4.A2" office:value-type="string">
            <text:p text:style-name="P134">contract_address</text:p>
          </table:table-cell>
          <table:table-cell table:style-name="Table4.C2" office:value-type="string">
            <text:p text:style-name="P132">ERC Contract Address</text:p>
          </table:table-cell>
        </table:table-row>
      </table:table>
      <text:p text:style-name="P47"><text:tab/></text:p>
      <text:p text:style-name="P47"/>
      <text:p text:style-name="P53">Output :</text:p>
      <text:p text:style-name="P5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11">Fields</text:p>
          </table:table-cell>
          <table:table-cell table:style-name="Table13.A1" office:value-type="string">
            <text:p text:style-name="P118">Variable</text:p>
          </table:table-cell>
          <table:table-cell table:style-name="Table13.C1" office:value-type="string">
            <text:p text:style-name="P111">Comments</text:p>
          </table:table-cell>
        </table:table-row>
        <table:table-row>
          <table:table-cell table:style-name="Table13.A2" office:value-type="string">
            <text:p text:style-name="P137">Balance/Error</text:p>
          </table:table-cell>
          <table:table-cell table:style-name="Table13.A2" office:value-type="string">
            <text:p text:style-name="P137">balance/error</text:p>
          </table:table-cell>
          <table:table-cell table:style-name="Table13.C2" office:value-type="string">
            <text:p text:style-name="P124"/>
          </table:table-cell>
        </table:table-row>
        <table:table-row>
          <table:table-cell table:style-name="Table13.A2" office:value-type="string">
            <text:p text:style-name="P129">status</text:p>
          </table:table-cell>
          <table:table-cell table:style-name="Table13.A2" office:value-type="string">
            <text:p text:style-name="P139">status</text:p>
          </table:table-cell>
          <table:table-cell table:style-name="Table13.C2" office:value-type="string">
            <text:p text:style-name="P126">HTTP Status of the request</text:p>
          </table:table-cell>
        </table:table-row>
      </table:table>
      <text:p text:style-name="P54"/>
      <text:p text:style-name="P57"/>
      <text:p text:style-name="P47"/>
      <text:p text:style-name="P69">2. <text:span text:style-name="T36">Get Fee</text:span> :</text:p>
      <text:p text:style-name="P71"/>
      <text:p text:style-name="P59"><text:span text:style-name="T3">This method return the ,</text:span><text:span text:style-name="T5">aximum transaction fee in ether</text:span><text:span text:style-name="T4"> </text:span><text:span text:style-name="T5">for transferring token.</text:span></text:p>
      <text:p text:style-name="P71"/>
      <text:p text:style-name="P49">Inputs :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2">Fields</text:p>
          </table:table-cell>
          <table:table-cell table:style-name="Table1.A1" office:value-type="string">
            <text:p text:style-name="P116">Variable</text:p>
          </table:table-cell>
          <table:table-cell table:style-name="Table1.C1" office:value-type="string">
            <text:p text:style-name="P112">Comments</text:p>
          </table:table-cell>
        </table:table-row>
        <table:table-row>
          <table:table-cell table:style-name="Table1.A2" office:value-type="string">
            <text:p text:style-name="P122">User Name</text:p>
          </table:table-cell>
          <table:table-cell table:style-name="Table1.A2" office:value-type="string">
            <text:p text:style-name="P135">user_name</text:p>
          </table:table-cell>
          <table:table-cell table:style-name="Table1.C2" office:value-type="string">
            <text:p text:style-name="P108"><text:span text:style-name="T35">P</text:span>rovided at the time of registraion</text:p>
          </table:table-cell>
        </table:table-row>
        <table:table-row>
          <table:table-cell table:style-name="Table1.A2" office:value-type="string">
            <text:p text:style-name="P108">Token</text:p>
          </table:table-cell>
          <table:table-cell table:style-name="Table1.A2" office:value-type="string">
            <text:p text:style-name="P135">token</text:p>
          </table:table-cell>
          <table:table-cell table:style-name="Table1.C2" office:value-type="string">
            <text:p text:style-name="P108"><text:span text:style-name="T35">P</text:span>rovided at the time of registraion</text:p>
          </table:table-cell>
        </table:table-row>
      </table:table>
      <text:p text:style-name="P51"/>
      <text:p text:style-name="P50"/>
      <text:p text:style-name="P55">Output :</text:p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3">Fields</text:p>
          </table:table-cell>
          <table:table-cell table:style-name="Table2.A1" office:value-type="string">
            <text:p text:style-name="P119">Variable</text:p>
          </table:table-cell>
          <table:table-cell table:style-name="Table2.C1" office:value-type="string">
            <text:p text:style-name="P113">Comments</text:p>
          </table:table-cell>
        </table:table-row>
        <table:table-row>
          <table:table-cell table:style-name="Table2.A2" office:value-type="string">
            <text:p text:style-name="P138"><text:span text:style-name="T50">Fee</text:span>/Error</text:p>
          </table:table-cell>
          <table:table-cell table:style-name="Table2.A2" office:value-type="string">
            <text:p text:style-name="P138"><text:span text:style-name="T50">fee</text:span>/error</text:p>
          </table:table-cell>
          <table:table-cell table:style-name="Table2.C2" office:value-type="string">
            <text:p text:style-name="P142">In ether</text:p>
          </table:table-cell>
        </table:table-row>
        <table:table-row>
          <table:table-cell table:style-name="Table2.A2" office:value-type="string">
            <text:p text:style-name="P130">status</text:p>
          </table:table-cell>
          <table:table-cell table:style-name="Table2.A2" office:value-type="string">
            <text:p text:style-name="P140">status</text:p>
          </table:table-cell>
          <table:table-cell table:style-name="Table2.C2" office:value-type="string">
            <text:p text:style-name="P127">HTTP Status of the request</text:p>
          </table:table-cell>
        </table:table-row>
      </table:table>
      <text:p text:style-name="P52"/>
      <text:p text:style-name="P50"/>
      <text:p text:style-name="P50"/>
      <text:p text:style-name="P70"><text:span text:style-name="T51">3</text:span>. <text:span text:style-name="T52">Forward Token</text:span> :</text:p>
      <text:p text:style-name="P72"/>
      <text:p text:style-name="P61"><text:span text:style-name="T3">This method return the ,</text:span><text:span text:style-name="T5">aximum transaction fee in ether</text:span><text:span text:style-name="T4"> </text:span><text:span text:style-name="T5">for transferring token.</text:span></text:p>
      <text:p text:style-name="P60"><text:soft-page-break/></text:p>
      <text:p text:style-name="P60"/>
      <text:p text:style-name="P48">Inputs : </text:p>
      <text:p text:style-name="P48"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4">Fields</text:p>
          </table:table-cell>
          <table:table-cell table:style-name="Table3.A1" office:value-type="string">
            <text:p text:style-name="P117">Variable</text:p>
          </table:table-cell>
          <table:table-cell table:style-name="Table3.C1" office:value-type="string">
            <text:p text:style-name="P114">Comments</text:p>
          </table:table-cell>
        </table:table-row>
        <table:table-row>
          <table:table-cell table:style-name="Table3.A2" office:value-type="string">
            <text:p text:style-name="P123">User Name</text:p>
          </table:table-cell>
          <table:table-cell table:style-name="Table3.A2" office:value-type="string">
            <text:p text:style-name="P136">user_name</text:p>
          </table:table-cell>
          <table:table-cell table:style-name="Table3.C2" office:value-type="string">
            <text:p text:style-name="P109"><text:span text:style-name="T35">P</text:span>rovided at the time of registraion</text:p>
          </table:table-cell>
        </table:table-row>
        <table:table-row>
          <table:table-cell table:style-name="Table3.A2" office:value-type="string">
            <text:p text:style-name="P109">Token</text:p>
          </table:table-cell>
          <table:table-cell table:style-name="Table3.A2" office:value-type="string">
            <text:p text:style-name="P136">token</text:p>
          </table:table-cell>
          <table:table-cell table:style-name="Table3.C2" office:value-type="string">
            <text:p text:style-name="P109"><text:span text:style-name="T35">P</text:span>rovided at the time of registraion</text:p>
          </table:table-cell>
        </table:table-row>
        <table:table-row>
          <table:table-cell table:style-name="Table3.A2" office:value-type="string">
            <text:p text:style-name="P75"><text:span text:style-name="T53">From </text:span>Address</text:p>
          </table:table-cell>
          <table:table-cell table:style-name="Table3.A2" office:value-type="string">
            <text:p text:style-name="P136"><text:span text:style-name="T53">from_</text:span>address</text:p>
          </table:table-cell>
          <table:table-cell table:style-name="Table3.C2" office:value-type="string">
            <text:p text:style-name="P133">User Address</text:p>
          </table:table-cell>
        </table:table-row>
        <table:table-row>
          <table:table-cell table:style-name="Table3.A2" office:value-type="string">
            <text:p text:style-name="P76">To Address</text:p>
          </table:table-cell>
          <table:table-cell table:style-name="Table3.A2" office:value-type="string">
            <text:p text:style-name="P143">to_address</text:p>
          </table:table-cell>
          <table:table-cell table:style-name="Table3.C2" office:value-type="string">
            <text:p text:style-name="P143">User Address</text:p>
          </table:table-cell>
        </table:table-row>
        <table:table-row>
          <table:table-cell table:style-name="Table3.A2" office:value-type="string">
            <text:p text:style-name="P76">Value</text:p>
          </table:table-cell>
          <table:table-cell table:style-name="Table3.A2" office:value-type="string">
            <text:p text:style-name="P143">value</text:p>
          </table:table-cell>
          <table:table-cell table:style-name="Table3.C2" office:value-type="string">
            <text:p text:style-name="P143">Token Value to be transferred</text:p>
          </table:table-cell>
        </table:table-row>
        <table:table-row>
          <table:table-cell table:style-name="Table3.A2" office:value-type="string">
            <text:p text:style-name="P75">Contract Address</text:p>
          </table:table-cell>
          <table:table-cell table:style-name="Table3.A2" office:value-type="string">
            <text:p text:style-name="P136">contract_address</text:p>
          </table:table-cell>
          <table:table-cell table:style-name="Table3.C2" office:value-type="string">
            <text:p text:style-name="P133">ERC Contract Address</text:p>
          </table:table-cell>
        </table:table-row>
      </table:table>
      <text:p text:style-name="P48"><text:tab/></text:p>
      <text:p text:style-name="P48"/>
      <text:p text:style-name="P56">Output :</text:p>
      <text:p text:style-name="P5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4">Fields</text:p>
          </table:table-cell>
          <table:table-cell table:style-name="Table5.A1" office:value-type="string">
            <text:p text:style-name="P120">Variable</text:p>
          </table:table-cell>
          <table:table-cell table:style-name="Table5.C1" office:value-type="string">
            <text:p text:style-name="P114">Comments</text:p>
          </table:table-cell>
        </table:table-row>
        <table:table-row>
          <table:table-cell table:style-name="Table5.A2" office:value-type="string">
            <text:p text:style-name="P144">Transaction Hash</text:p>
          </table:table-cell>
          <table:table-cell table:style-name="Table5.A2" office:value-type="string">
            <text:p text:style-name="P144">tx_hash</text:p>
          </table:table-cell>
          <table:table-cell table:style-name="Table5.C2" office:value-type="string">
            <text:p text:style-name="P125"/>
          </table:table-cell>
        </table:table-row>
        <table:table-row>
          <table:table-cell table:style-name="Table5.A2" office:value-type="string">
            <text:p text:style-name="P144">Transaction Status</text:p>
          </table:table-cell>
          <table:table-cell table:style-name="Table5.A2" office:value-type="string">
            <text:p text:style-name="P144">tx_status</text:p>
          </table:table-cell>
          <table:table-cell table:style-name="Table5.C2" office:value-type="string">
            <text:p text:style-name="P128"/>
          </table:table-cell>
        </table:table-row>
        <table:table-row>
          <table:table-cell table:style-name="Table5.A2" office:value-type="string">
            <text:p text:style-name="P131">status</text:p>
          </table:table-cell>
          <table:table-cell table:style-name="Table5.A2" office:value-type="string">
            <text:p text:style-name="P141">status</text:p>
          </table:table-cell>
          <table:table-cell table:style-name="Table5.C2" office:value-type="string">
            <text:p text:style-name="P128">HTTP Status of the request</text:p>
          </table:table-cell>
        </table:table-row>
      </table:table>
      <text:p text:style-name="P64"/>
      <text:p text:style-name="P63"/>
      <text:p text:style-name="P73"/>
      <text:p text:style-name="P34"><text:span text:style-name="T14">R</text:span><text:span text:style-name="T13">edis - </text:span><text:span text:style-name="T15">ERC</text:span></text:p>
      <text:p text:style-name="P42"/>
      <text:p text:style-name="P95"><text:span text:style-name="T26">1.</text:span><text:span text:style-name="T27"> </text:span><text:span text:style-name="T29">eth_erc_aw_set</text:span><text:span text:style-name="T26"> : </text:span><text:span text:style-name="T29">Address wathcer set.</text:span></text:p>
      <text:p text:style-name="P77">2. <text:span text:style-name="T54">eth_erc_zct_set</text:span> : <text:span text:style-name="T54">Set of addresses for which 0 confirmation is sent. Once the 1 Confirmation is sent, address is removed from this set.</text:span></text:p>
      <text:p text:style-name="P97"><text:span text:style-name="T26">3. </text:span><text:span text:style-name="T30">eth_erc_pct_set</text:span><text:span text:style-name="T26"> : </text:span><text:span text:style-name="T28">Set of </text:span><text:span text:style-name="T26">Address</text:span><text:span text:style-name="T28">es f</text:span><text:span text:style-name="T30">or which 1 or greater confirtmation is sent. Once the threshold confirmation is sent (3 as of now) address is removed from this set.</text:span></text:p>
      <text:p text:style-name="P67">4. <text:span text:style-name="T55">eth_erc_blocks_crawled</text:span> : <text:span text:style-name="T55">Number of blocks crawled</text:span></text:p>
      <text:p text:style-name="P67"/>
      <text:p text:style-name="P35"><text:span text:style-name="T14">R</text:span><text:span text:style-name="T13">edis - </text:span><text:span text:style-name="T16">ETH</text:span></text:p>
      <text:p text:style-name="P43"/>
      <text:p text:style-name="P96"><text:span text:style-name="T26">1.</text:span><text:span text:style-name="T27"> </text:span><text:span text:style-name="T29">eth_</text:span><text:span text:style-name="T31">eth_</text:span><text:span text:style-name="T29">aw_set</text:span><text:span text:style-name="T26"> : </text:span><text:span text:style-name="T29">Address wathcer set.</text:span></text:p>
      <text:p text:style-name="P78">2. <text:span text:style-name="T54">eth_eth_zct_set</text:span> : <text:span text:style-name="T54">Set of addresses for which 0 confirmation is sent. Once the 1 Confirmation is sent, address is removed from this set.</text:span></text:p>
      <text:p text:style-name="P98"><text:span text:style-name="T26">3. </text:span><text:span text:style-name="T30">eth_</text:span><text:span text:style-name="T31">eth_</text:span><text:span text:style-name="T30">pct_set</text:span><text:span text:style-name="T26"> : </text:span><text:span text:style-name="T28">Set of </text:span><text:span text:style-name="T26">Address</text:span><text:span text:style-name="T28">es f</text:span><text:span text:style-name="T30">or which 1 or greater confirtmation is sent. Once the threshold confirmation is sent (3 as of now) address is removed from this set.</text:span></text:p>
      <text:p text:style-name="P68">4. <text:span text:style-name="T55">eth_eth_blocks_crawled</text:span> : <text:span text:style-name="T55">Number of blocks crawled for ERC</text:span></text:p>
      <text:p text:style-name="P63"/>
      <text:p text:style-name="P63"/>
      <text:p text:style-name="P63"/>
      <text:p text:style-name="P63"/>
      <text:p text:style-name="P63"/>
      <text:p text:style-name="P92">Watcher - <text:span text:style-name="T65">ERC</text:span></text:p>
      <text:p text:style-name="P88"/>
      <text:p text:style-name="P81"><text:soft-page-break/>1. <text:span text:style-name="T56">Mempool</text:span></text:p>
      <text:p text:style-name="P81"/>
      <text:list xml:id="list1787718907331868360" text:style-name="L1">
        <text:list-item>
          <text:p text:style-name="P148">Get Mempool Data from RPC Request</text:p>
        </text:list-item>
        <text:list-item>
          <text:p text:style-name="P149">Iterate all transactions</text:p>
        </text:list-item>
        <text:list-item>
          <text:p text:style-name="P148">Check if the tx_hash is present in <text:span text:style-name="T1">eth_erc_aw_set</text:span></text:p>
        </text:list-item>
        <text:list-item>
          <text:p text:style-name="P148">If Present; Go to next step else restart from 1</text:p>
        </text:list-item>
        <text:list-item>
          <text:p text:style-name="P148">Check if the tx_hash is present in <text:span text:style-name="T1">eth_erc_zct_set</text:span></text:p>
        </text:list-item>
        <text:list-item>
          <text:p text:style-name="P148">If not present; Go to next step else restart from 1 <text:span text:style-name="T59">(*Here not present means that 0 notification is not sent to the user)</text:span></text:p>
        </text:list-item>
        <text:list-item>
          <text:p text:style-name="P150">Decode Input data by using Web3 API</text:p>
        </text:list-item>
        <text:list-item>
          <text:p text:style-name="P151">Insert in <text:span text:style-name="T1">erc_transaction </text:span>with Confirmation 0</text:p>
        </text:list-item>
        <text:list-item>
          <text:p text:style-name="P151">Push notification message to RabbitMQ main consumer.</text:p>
        </text:list-item>
        <text:list-item>
          <text:p text:style-name="P151">Add tx_hash in eth_erc_zct_set.</text:p>
        </text:list-item>
      </text:list>
      <text:p text:style-name="P65"/>
      <text:p text:style-name="P79">2. Block</text:p>
      <text:p text:style-name="P79"/>
      <text:list xml:id="list166102601005713280" text:style-name="L2">
        <text:list-item>
          <text:p text:style-name="P152">Get Current Block Number (From Blockchain node)</text:p>
        </text:list-item>
        <text:list-item>
          <text:p text:style-name="P152">Get Crawled Block Numbers from Redis (<text:span text:style-name="T6">eth_erc_blocks_crawled</text:span>)</text:p>
        </text:list-item>
        <text:list-item>
          <text:p text:style-name="P153">If Current &gt; Crawled ; Go to next step else <text:span text:style-name="T60">restart from</text:span> step 1</text:p>
        </text:list-item>
        <text:list-item>
          <text:p text:style-name="P154">Iterate blocks</text:p>
        </text:list-item>
        <text:list-item>
          <text:p text:style-name="P155">Start Crawling blocks from Crawled + 1 to Current Blocks</text:p>
        </text:list-item>
        <text:list-item>
          <text:p text:style-name="P156">Check if the tx_hash is present in <text:span text:style-name="T1">eth_erc_pct_set</text:span></text:p>
          <text:list>
            <text:list-item>
              <text:p text:style-name="P157">If Present , it means that atleast 1 confirmation is sent for this tx_hash</text:p>
            </text:list-item>
            <text:list-item>
              <text:p text:style-name="P157">If Confirmation is greater than Threshold Confirmation<text:span text:style-name="T61">(Currently 3)</text:span></text:p>
              <text:list>
                <text:list-item>
                  <text:p text:style-name="P157">Remove from <text:span text:style-name="T7">eth_erc_pct_set </text:span>(Means this transaction is confirmed)</text:p>
                </text:list-item>
              </text:list>
            </text:list-item>
            <text:list-item>
              <text:p text:style-name="P158">If Not than Increment Confirmation in DB <text:span text:style-name="T63">(</text:span><text:span text:style-name="T8">erc_transactions)</text:span></text:p>
            </text:list-item>
            <text:list-item>
              <text:p text:style-name="P159">Push <text:span text:style-name="T64">Notification</text:span> Message in Rabbit MQ Main Consumer</text:p>
            </text:list-item>
          </text:list>
        </text:list-item>
        <text:list-item>
          <text:p text:style-name="P154">Get Block Transaction data from iterator block number</text:p>
        </text:list-item>
        <text:list-item>
          <text:p text:style-name="P162">Check if the tx_hash is present in <text:span text:style-name="T1">eth_erc_zct_set</text:span>(Means 0 confirmation is already sent)</text:p>
          <text:list>
            <text:list-item>
              <text:p text:style-name="P162">Update confirmation to 1 in erc_transactions</text:p>
            </text:list-item>
            <text:list-item>
              <text:p text:style-name="P162">Add tx_hash in <text:span text:style-name="T7">eth_erc_pct_set</text:span></text:p>
            </text:list-item>
            <text:list-item>
              <text:p text:style-name="P164"><text:span text:style-name="T62">Push Notification Message in Rabbit MQ Main Consumer</text:span> </text:p>
            </text:list-item>
          </text:list>
        </text:list-item>
        <text:list-item>
          <text:p text:style-name="P165">If tx_hash not present in <text:s/><text:span text:style-name="T8">eth_erc_zct_set</text:span>(Means this transction is missed from mempool)</text:p>
          <text:list>
            <text:list-item>
              <text:p text:style-name="P163">Update confirmation to 1 in erc_transactions</text:p>
            </text:list-item>
            <text:list-item>
              <text:p text:style-name="P163">Add tx_hash in <text:span text:style-name="T7">eth_erc_pct_set</text:span></text:p>
            </text:list-item>
            <text:list-item>
              <text:p text:style-name="P160">Push Notification Message in Rabbit MQ Main Consumer</text:p>
            </text:list-item>
          </text:list>
        </text:list-item>
      </text:list>
      <text:p text:style-name="P85"/>
      <text:list xml:id="list132326704487425" text:continue-numbering="true" text:style-name="L2">
        <text:list-header>
          <text:p text:style-name="P161"/>
        </text:list-header>
      </text:list>
      <text:p text:style-name="P84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3">RabbitMQ - <text:span text:style-name="T66">ERC</text:span></text:p>
      <text:p text:style-name="P82"/>
      <text:p text:style-name="P83"><text:soft-page-break/>For Sending Notification to the uer</text:p>
      <text:p text:style-name="P82"/>
      <text:p text:style-name="P82">1. <text:span text:style-name="T57">Hook_Consumer:</text:span></text:p>
      <text:p text:style-name="P82"/>
      <text:list xml:id="list4903835373116316473" text:style-name="L3">
        <text:list-item>
          <text:p text:style-name="P166">It listen to the erc_main_queue hook (eth_erc_hook)</text:p>
        </text:list-item>
        <text:list-item>
          <text:p text:style-name="P166">Once it recieve a message in queue, it send the notification to the URL</text:p>
        </text:list-item>
        <text:list-item>
          <text:p text:style-name="P166">If there is some error occurred </text:p>
        </text:list-item>
        <text:list-item>
          <text:p text:style-name="P166">Error is logged in error_logs table and this message is removed from this queue and pushed into the Exception Queue</text:p>
        </text:list-item>
      </text:list>
      <text:p text:style-name="P66"/>
      <text:p text:style-name="P80">2. <text:span text:style-name="T57">Hook_Consumer_Exception</text:span></text:p>
      <text:p text:style-name="P80"/>
      <text:list xml:id="list132326140186774" text:continue-list="list4903835373116316473" text:style-name="L3">
        <text:list-item text:start-value="1">
          <text:p text:style-name="P166">It listen to the erc_exception_queue hook (eth_erc_hook_exception)</text:p>
        </text:list-item>
        <text:list-item>
          <text:p text:style-name="P166">Once it recieve a message in queue, it send the notification to the URL</text:p>
        </text:list-item>
        <text:list-item>
          <text:p text:style-name="P166">If there is some error occurred , <text:span text:style-name="T58">notification will not be sent and remain in queue</text:span></text:p>
        </text:list-item>
        <text:list-item>
          <text:p text:style-name="P167">This script needs to be restarted again in order to send the pending notifications</text:p>
        </text:list-item>
      </text:list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Medium" svg:font-family="SFMono-Medium, 'SF Mono', 'Segoe UI Mono', 'Roboto Mono', 'Ubuntu Mono', Menlo, monospace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4:47:44.715255299</meta:creation-date>
    <dc:date>2018-09-06T13:23:19.042713222</dc:date>
    <meta:editing-duration>P6DT14H37M35S</meta:editing-duration>
    <meta:editing-cycles>486</meta:editing-cycles>
    <meta:generator>LibreOffice/5.1.6.2$Linux_X86_64 LibreOffice_project/10m0$Build-2</meta:generator>
    <meta:document-statistic meta:table-count="6" meta:image-count="0" meta:object-count="0" meta:page-count="8" meta:paragraph-count="269" meta:word-count="1305" meta:character-count="8508" meta:non-whitespace-character-count="7348"/>
  </office:meta>
</office:document-meta>
</file>